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細明體" svg:font-family="細明體"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Text_20_body">
      <style:paragraph-properties fo:padding="0cm" fo:border="none"/>
    </style:style>
    <style:style style:name="P2" style:family="paragraph" style:parent-style-name="Text_20_body" style:list-style-name="L1">
      <style:paragraph-properties fo:padding="0cm" fo:border="none"/>
    </style:style>
    <style:style style:name="P3" style:family="paragraph" style:parent-style-name="Text_20_body" style:list-style-name="L2">
      <style:paragraph-properties fo:padding="0cm" fo:border="none"/>
    </style:style>
    <style:style style:name="P4" style:family="paragraph" style:parent-style-name="Text_20_body" style:list-style-name="L3">
      <style:paragraph-properties fo:padding="0cm" fo:border="none"/>
    </style:style>
    <style:style style:name="P5" style:family="paragraph" style:parent-style-name="Text_20_body" style:list-style-name="L4">
      <style:paragraph-properties fo:padding="0cm" fo:border="none"/>
    </style:style>
    <style:style style:name="P6" style:family="paragraph" style:parent-style-name="Text_20_body">
      <style:paragraph-properties fo:padding="0cm" fo:border="none"/>
      <style:text-properties fo:font-size="36pt" style:font-size-asian="36pt" style:font-size-complex="36pt" loext:padding="0cm" loext:border="none"/>
    </style:style>
    <style:style style:name="P7" style:family="paragraph" style:parent-style-name="Text_20_body" style:list-style-name="L1">
      <style:paragraph-properties fo:margin-top="0cm" fo:margin-bottom="0cm" loext:contextual-spacing="false" fo:padding="0cm" fo:border="none"/>
    </style:style>
    <style:style style:name="P8" style:family="paragraph" style:parent-style-name="Text_20_body" style:list-style-name="L2">
      <style:paragraph-properties fo:margin-top="0cm" fo:margin-bottom="0cm" loext:contextual-spacing="false" fo:padding="0cm" fo:border="none"/>
    </style:style>
    <style:style style:name="P9" style:family="paragraph" style:parent-style-name="Text_20_body" style:list-style-name="L3">
      <style:paragraph-properties fo:margin-top="0cm" fo:margin-bottom="0cm" loext:contextual-spacing="false" fo:padding="0cm" fo:border="none"/>
    </style:style>
    <style:style style:name="P10" style:family="paragraph" style:parent-style-name="Text_20_body" style:list-style-name="L4">
      <style:paragraph-properties fo:margin-top="0cm" fo:margin-bottom="0cm" loext:contextual-spacing="false" fo:padding="0cm" fo:border="none"/>
    </style:style>
    <style:style style:name="P11" style:family="paragraph" style:parent-style-name="Standard">
      <style:text-properties fo:font-size="36pt" style:font-size-asian="36pt" style:font-size-complex="36pt"/>
    </style:style>
    <style:style style:name="P12" style:family="paragraph" style:parent-style-name="Standard">
      <style:text-properties fo:font-size="36pt" style:font-size-asian="36pt" style:font-size-complex="36pt" loext:padding="0cm" loext:border="none"/>
    </style:style>
    <style:style style:name="P13" style:family="paragraph" style:parent-style-name="Standard">
      <style:paragraph-properties fo:margin-top="0cm" fo:margin-bottom="0.499cm" loext:contextual-spacing="false"/>
      <style:text-properties fo:font-size="36pt" style:font-size-asian="36pt" style:font-size-complex="36pt" loext:padding="0cm" loext:border="none"/>
    </style:style>
    <style:style style:name="P14" style:family="paragraph" style:parent-style-name="Preformatted_20_Text">
      <style:paragraph-properties fo:margin-top="0cm" fo:margin-bottom="0.499cm" loext:contextual-spacing="false" fo:padding-left="0.049cm" fo:padding-right="0cm" fo:padding-top="0cm" fo:padding-bottom="0cm" fo:border-left="1.5pt solid #000000" fo:border-right="none" fo:border-top="none" fo:border-bottom="none"/>
      <style:text-properties fo:font-size="36pt" style:font-size-asian="36pt" style:font-size-complex="36pt" loext:padding="0cm" loext:border="none"/>
    </style:style>
    <style:style style:name="P15" style:family="paragraph" style:parent-style-name="Preformatted_20_Text">
      <style:paragraph-properties fo:padding-left="0.049cm" fo:padding-right="0cm" fo:padding-top="0cm" fo:padding-bottom="0cm" fo:border-left="1.5pt solid #000000" fo:border-right="none" fo:border-top="none" fo:border-bottom="none"/>
    </style:style>
    <style:style style:name="P16" style:family="paragraph" style:parent-style-name="Preformatted_20_Text">
      <style:paragraph-properties fo:padding-left="0.049cm" fo:padding-right="0cm" fo:padding-top="0cm" fo:padding-bottom="0cm" fo:border-left="1.5pt solid #000000" fo:border-right="none" fo:border-top="none" fo:border-bottom="none"/>
      <style:text-properties fo:font-size="36pt" style:font-size-asian="36pt" style:font-size-complex="36pt"/>
    </style:style>
    <style:style style:name="P17" style:family="paragraph" style:parent-style-name="Preformatted_20_Text">
      <style:paragraph-properties fo:padding-left="0.049cm" fo:padding-right="0cm" fo:padding-top="0cm" fo:padding-bottom="0cm" fo:border-left="1.5pt solid #000000" fo:border-right="none" fo:border-top="none" fo:border-bottom="none"/>
      <style:text-properties fo:font-size="36pt" style:font-size-asian="36pt" style:font-size-complex="36pt" loext:padding="0cm" loext:border="none"/>
    </style:style>
    <style:style style:name="T1" style:family="text">
      <style:text-properties loext:padding="0cm" loext:border="none"/>
    </style:style>
    <style:style style:name="T2" style:family="text">
      <style:text-properties loext:padding="0.049cm" loext:border="0.06pt solid #000000"/>
    </style:style>
    <style:style style:name="T3" style:family="text">
      <style:text-properties fo:font-size="15pt" style:font-size-asian="15pt" style:font-size-complex="15pt" loext:padding="0cm" loext:border="none"/>
    </style:style>
    <style:style style:name="T4" style:family="text">
      <style:text-properties fo:font-size="15pt" style:font-size-asian="15pt" style:font-size-complex="15pt" loext:padding="0.049cm" loext:border="0.06pt solid #000000"/>
    </style:style>
    <style:style style:name="T5" style:family="text">
      <style:text-properties fo:font-size="24pt" style:font-size-asian="24pt" style:font-size-complex="24pt" loext:padding="0cm" loext:border="none"/>
    </style:style>
    <style:style style:name="T6" style:family="text">
      <style:text-properties fo:font-size="24pt" style:font-size-asian="24pt" style:font-size-complex="24pt" loext:padding="0.049cm" loext:border="0.06pt solid #000000"/>
    </style:style>
    <style:style style:name="T7" style:family="text">
      <style:text-properties fo:font-size="36pt" style:font-size-asian="36pt" style:font-size-complex="36pt" loext:padding="0cm" loext:border="none"/>
    </style:style>
    <style:style style:name="T8" style:family="text">
      <style:text-properties fo:font-size="36pt" style:font-size-asian="36pt" style:font-size-complex="36pt" loext:padding="0.049cm" loext:border="0.06pt solid #0000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leetcode.com/problems/find-median-from-data-stream/" text:style-name="Internet_20_link" text:visited-style-name="Visited_20_Internet_20_Link"><text:span text:style-name="T7">295. Find Median from Data Stream</text:span></text:a></text:p>
      <text:p text:style-name="P12">Hard</text:p>
      <text:p text:style-name="P12">Topics</text:p>
      <text:p text:style-name="P13">Companies</text:p>
      <text:p text:style-name="P1"><text:span text:style-name="T7">The </text:span><text:span text:style-name="Strong_20_Emphasis"><text:span text:style-name="T7">median</text:span></text:span><text:span text:style-name="T7"> is the middle value in an ordered integer list. If the size of the list is even, there is no middle value, and the median is the mean of the two middle values.</text:span></text:p>
      <text:list xml:id="list76807922" text:style-name="L1">
        <text:list-item>
          <text:p text:style-name="P7"><text:span text:style-name="T7">For example, for </text:span><text:span text:style-name="Source_20_Text"><text:span text:style-name="T8">arr = [2,3,4]</text:span></text:span><text:span text:style-name="T7">, the median is </text:span><text:span text:style-name="Source_20_Text"><text:span text:style-name="T8">3</text:span></text:span><text:span text:style-name="T7">.</text:span></text:p>
        </text:list-item>
        <text:list-item>
          <text:p text:style-name="P2"><text:soft-page-break/><text:span text:style-name="T7">For example, for </text:span><text:span text:style-name="Source_20_Text"><text:span text:style-name="T8">arr = [2,3]</text:span></text:span><text:span text:style-name="T7">, the median is </text:span><text:span text:style-name="Source_20_Text"><text:span text:style-name="T8">(2 + 3) / 2 = 2.5</text:span></text:span><text:span text:style-name="T7">.</text:span></text:p>
        </text:list-item>
      </text:list>
      <text:p text:style-name="P6">Implement the MedianFinder class:</text:p>
      <text:list xml:id="list1862197" text:style-name="L2">
        <text:list-item>
          <text:p text:style-name="P8"><text:span text:style-name="Source_20_Text"><text:span text:style-name="T8">MedianFinder()</text:span></text:span><text:span text:style-name="T7"> initializes the </text:span><text:span text:style-name="Source_20_Text"><text:span text:style-name="T8">MedianFinder</text:span></text:span><text:span text:style-name="T7"> object.</text:span></text:p>
        </text:list-item>
        <text:list-item>
          <text:p text:style-name="P8"><text:span text:style-name="Source_20_Text"><text:span text:style-name="T8">void addNum(int num)</text:span></text:span><text:span text:style-name="T7"> adds the integer </text:span><text:span text:style-name="Source_20_Text"><text:span text:style-name="T8">num</text:span></text:span><text:span text:style-name="T7"> from the data stream to the data structure.</text:span></text:p>
        </text:list-item>
        <text:list-item>
          <text:p text:style-name="P3"><text:span text:style-name="Source_20_Text"><text:span text:style-name="T8">double findMedian()</text:span></text:span><text:span text:style-name="T7"> returns the </text:span><text:soft-page-break/><text:span text:style-name="T7">median of all elements so far. Answers within </text:span><text:span text:style-name="Source_20_Text"><text:span text:style-name="T8">10</text:span></text:span><text:span text:style-name="Source_20_Text"><text:span text:style-name="T7">-5</text:span></text:span><text:span text:style-name="T7"> of the actual answer will be accepted.</text:span></text:p>
        </text:list-item>
      </text:list>
      <text:p text:style-name="P6"> </text:p>
      <text:p text:style-name="P1"><text:span text:style-name="Strong_20_Emphasis"><text:span text:style-name="T7">Example 1:</text:span></text:span></text:p>
      <text:p text:style-name="P15"><text:span text:style-name="Strong_20_Emphasis"><text:span text:style-name="T7">Input</text:span></text:span></text:p>
      <text:p text:style-name="P17">["MedianFinder", "addNum", "addNum", "findMedian", "addNum", "findMedian"]</text:p>
      <text:p text:style-name="P17">[[], [1], [2], [], [3], []]</text:p>
      <text:p text:style-name="P15"><text:span text:style-name="Strong_20_Emphasis"><text:span text:style-name="T7">Output</text:span></text:span></text:p>
      <text:p text:style-name="P17"><text:soft-page-break/>[null, null, null, 1.5, null, 2.0]</text:p>
      <text:p text:style-name="P16"/>
      <text:p text:style-name="P15"><text:span text:style-name="Strong_20_Emphasis"><text:span text:style-name="T7">Explanation</text:span></text:span></text:p>
      <text:p text:style-name="P17">MedianFinder medianFinder = new MedianFinder();</text:p>
      <text:p text:style-name="P17">medianFinder.addNum(1); <text:s text:c="3"/>// arr = [1]</text:p>
      <text:p text:style-name="P17">medianFinder.addNum(2); <text:s text:c="3"/>// arr = [1, 2]</text:p>
      <text:p text:style-name="P17">medianFinder.findMedian(); // return 1.5 (i.e., (1 + 2) / 2)</text:p>
      <text:p text:style-name="P17">medianFinder.addNum(3); <text:s text:c="3"/>// arr[1, 2, 3]</text:p>
      <text:p text:style-name="P14"><text:soft-page-break/>medianFinder.findMedian(); // return 2.0</text:p>
      <text:p text:style-name="P6"> </text:p>
      <text:p text:style-name="P1"><text:span text:style-name="Strong_20_Emphasis"><text:span text:style-name="T7">Constraints:</text:span></text:span></text:p>
      <text:list xml:id="list1060997288" text:style-name="L3">
        <text:list-item>
          <text:p text:style-name="P9"><text:span text:style-name="Source_20_Text"><text:span text:style-name="T8">-10</text:span></text:span><text:span text:style-name="Source_20_Text"><text:span text:style-name="T7">5</text:span></text:span><text:span text:style-name="Source_20_Text"><text:span text:style-name="T8"> &lt;= num &lt;= 10</text:span></text:span><text:span text:style-name="Source_20_Text"><text:span text:style-name="T7">5</text:span></text:span></text:p>
        </text:list-item>
        <text:list-item>
          <text:p text:style-name="P9"><text:span text:style-name="T7">There will be at least one element in the data structure before calling </text:span><text:span text:style-name="Source_20_Text"><text:span text:style-name="T8">findMedian</text:span></text:span><text:span text:style-name="T7">.</text:span></text:p>
        </text:list-item>
        <text:list-item>
          <text:p text:style-name="P4"><text:span text:style-name="T7">At most </text:span><text:span text:style-name="Source_20_Text"><text:span text:style-name="T8">5 * 10</text:span></text:span><text:span text:style-name="Source_20_Text"><text:span text:style-name="T7">4</text:span></text:span><text:span text:style-name="T7"> calls will be made to </text:span><text:span text:style-name="Source_20_Text"><text:span text:style-name="T8">addNum</text:span></text:span><text:span text:style-name="T7"> and </text:span><text:span text:style-name="Source_20_Text"><text:span text:style-name="T8">findMedian</text:span></text:span><text:span text:style-name="T7">.</text:span></text:p>
        </text:list-item>
      </text:list>
      <text:p text:style-name="P6"> </text:p>
      <text:p text:style-name="P1"><text:soft-page-break/><text:span text:style-name="Strong_20_Emphasis"><text:span text:style-name="T7">Follow up:</text:span></text:span></text:p>
      <text:list xml:id="list1924744616" text:style-name="L4">
        <text:list-item>
          <text:p text:style-name="P10"><text:span text:style-name="T7">If all integer numbers from the stream are in the range </text:span><text:span text:style-name="Source_20_Text"><text:span text:style-name="T8">[0, 100]</text:span></text:span><text:span text:style-name="T7">, how would you optimize your solution?</text:span></text:p>
        </text:list-item>
        <text:list-item>
          <text:p text:style-name="P5"><text:span text:style-name="T7">If </text:span><text:span text:style-name="Source_20_Text"><text:span text:style-name="T8">99%</text:span></text:span><text:span text:style-name="T7"> of all integer numbers from the stream are in the range </text:span><text:span text:style-name="Source_20_Text"><text:span text:style-name="T8">[0, 100]</text:span></text:span><text:span text:style-name="T7">, how would you optimize your solution?</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細明體" svg:font-family="細明體"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新細明體" style:font-size-asian="10.5pt" style:language-asian="zh" style:country-asian="TW"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新細明體" style:font-size-asian="10.5pt" style:language-asian="zh" style:country-asian="TW"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24T08:49:06.065000000</meta:creation-date>
    <dc:date>2024-09-24T08:52:29.588000000</dc:date>
    <meta:editing-duration>PT3M23S</meta:editing-duration>
    <meta:editing-cycles>1</meta:editing-cycles>
    <meta:document-statistic meta:table-count="0" meta:image-count="0" meta:object-count="0" meta:page-count="6" meta:paragraph-count="34" meta:word-count="257" meta:character-count="1468" meta:non-whitespace-character-count="1240"/>
    <meta:generator>LibreOffice/6.1.6.3$Windows_X86_64 LibreOffice_project/5896ab1714085361c45cf540f76f60673dd96a72</meta:generator>
  </office:meta>
</office:document-meta>
</file>